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justify" style:justify-single-word="false"/>
    </style:style>
    <style:style style:name="P3" style:family="paragraph" style:parent-style-name="Standard" style:master-page-name="Standard">
      <style:paragraph-properties fo:margin-top="0cm" fo:margin-bottom="0cm" loext:contextual-spacing="false"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ą bohaterowie, którzy mają nadludzkie moce i za ich pomocą niosą światu dobro i sprawiedliwość. Inni mają niewyobrażalny poziom intelektualny, przez co regularnie są w stanie przechytrzyć swoich wrogów. Jeszcze w innych dziełach literackich lub filmowych zdarzają się tacy, którzy braki w innych dziedzinach nadrabiają charyzmą, przez co są w stanie pociągnąć za sobą tłumy (albo przynajmniej grupkę zwolenników, równoważących ich wady). Jest też nieodpowiedzialny kapitan Tylor…</text:p>
      <text:p text:style-name="P2"/>
      <text:p text:style-name="P2">Justy Tylor ma bardzo prosty plan na życie – chce sobie znaleźć wygodną, spokojną pracę, w której się nie będzie musiał za dużo trudzić, a będzie mógł liczyć na dobry zarobek. W związku z tym decyduje się na dołączenie do floty – bądź co bądź jest spokojnie, więc jakaś prosta praca biurowa jest w zasięgu ręki! Niestety dla głównego bohatera, wybucha wojna ludzkości ze Świętym Imperium Raalgon, a on sam przypadkiem ratuje życie pewnego admirała – zapewniając sobie szybki awans, własny okręt o dumnej nazwie Soyokaze, i stanowczo zbyt ciekawe życie. Jego losy możemy śledzić przez 26 odcinków serialu anime „Irresponsible Captain Tylor” – komediowej space opery.</text:p>
      <text:p text:style-name="P2"/>
      <text:p text:style-name="P2">Jak łatwo się domyślić, nasz bohater zadziwiająco często pakuje się w kłopoty. Zresztą Soyokaze samo się o to prosi – jest to bowiem okręt, na który zsyła się najbardziej problematyczne jednostki w całej gwiezdnej flocie. Banda twardych marines o kwadratowych szczękach i wyraźną niechęcią do słuchania rozkazów, doktor, który jest w stanie dobrze (przynajmniej wg własnego mniemania) wykonywać obowiązki dopiero po kilku głębszych, zdecydowanie zbyt idealistyczny i skłonny do wzruszeń pierwszy oficer… może i te postacie nie mają głębi psychologicznej na skalę Rowu Mariańskiego, ale są nakreślone wystarczająco wyraziście, by dobrze spełniać swoją komediową funkcję. Dość powiedzieć, że po zobaczeniu całości prawie od razu zacząłem tęsknić za tą bandą przegrywów. Po drugiej stronie barykady również znajdziemy kilka interesujących postaci – od młodej monarchini po wiernego aż po grób kapitana Raalgońskiego imperium.</text:p>
      <text:p text:style-name="P2"/>
      <text:p text:style-name="P2">Przynajmniej na początku sporą dawkę komedii tworzy kontrast pomiędzy Tylorem a sytuacją wokół niego. Ot, wszystko jest wyciągnięte rodem z poważnego serialu – aż do momentu, w którym na scenę wchodzi kapitan. Nasz bohater w pewien niewytłumaczalny sposób, mieszając nadludzkie szczęście z niewyobrażalnym pechem i odrobinką swojego geniuszu/głupoty, jest w stanie przekształcić każdą sytuację, która mogłaby się pojawić w dowolnej space operze, w niewielką, komiczną katastrofę. Szczególnie widać to przy scenach, w których pojawia się raalgoński dowódca – z każdą chwilą coraz bardziej przesiąknięty szacunkiem do Tylora i nieświadomy faktu, kim naprawdę jest jego nemezis.</text:p>
      <text:p text:style-name="P2"/>
      <text:p text:style-name="P2">W takim towarzystwie nie ma chwili na nudę. A to Soyokaze zostaje wysłane w niebezpieczne miejsce na linii frontu, a to próba zaprogramowania gry wideo idzie wyjątkowo źle, problemy z kasetą z filmem dla bardzo dorosłych psują kapitanowi dzień, ktoś się z kimś pokłóci… Serial jest nasycony akcją, ale nie cierpi na przesyt – każdy odcinek jest skupiony na jakiejś konkretnej części fabuły, przez co ogląda się to szybko i z wyraźną przyjemnością.</text:p>
      <text:p text:style-name="P2"/>
      <text:p text:style-name="P2">Pewnym zawodem można być fakt, że nie ma tu za wiele starć w kosmosie. Soyokaze rzadko ma okazję w ogóle poruszyć działami, a piloci i marines na pokładzie się wyraźnie nudzą. Gdy już dochodzi do walki, z reguły kończy się ona szybko, a sytuację ratuje nie przewaga w sile ognia, a szczęście/bystrość kapitana Tylora.</text:p>
      <text:p text:style-name="P2"><text:soft-page-break/></text:p>
      <text:p text:style-name="P2">Sam serial jest dość wiekowy – powstał w roku 1993, więc kreska trąci nieco myszką, szczególnie jeśli chodzi o nasycenie kolorów. Mimo to od strony graficznej „Irresponsible captain Tylor” trzyma się świetnie – każda postać wygląda inaczej, dzięki czemu nie ma problemów z ich rozpoznawaniem, tła są wyraźne i szczegółowe, a kilka epickich (EPICKICH) scen zapiera dech w piersiach.</text:p>
      <text:p text:style-name="P2"/>
      <text:p text:style-name="P2">Równie przyjemnie prezentuje się muzyka. Skoczna, sympatyczna, wpadająca w ucho – pasuje idealnie do takiego serialu. Szczególnie wyróżnia się tu opening, który od razu nastawia widza pozytywnie i wprowadza go w klimat całości. Co ważniejsze, sceny mają swoje własne motywy dźwiękowe i zaręczam – zapadają przez to jeszcze mocniej w pamięć. Szczególnie to dotyczy jednego momentu, gdy w moich głośnikach zabrzmiała muzyka klasyczna, przez co poczułem się prawie, jakbym oglądał nieśmiertelne „Legend of the Galactic Heroes”. Biorąc pod uwagę, że był to kawałek uwertury z opery „Wilhelm Tell”, bardzo energiczny, w pełni pasował on do reszty utworów grających w tle.</text:p>
      <text:p text:style-name="P2"/>
      <text:p text:style-name="P2">Wiele postaci w serialu kłóci się, czy ich dowódca to wyjątkowy idiota, czy wyjątkowy geniusz. Widzowie po obejrzeniu serialu zapewne też się będą nad tym zastanawiać, szczególnie że w każdym odcinku jest sporo dowodów na poparcie obu tez. Niezależnie od tego, do jakiego wniosku się dojdzie, nie zmieni to faktu, że Tylor wzbudza sympatię – tak samo, jak cały serial i każda z jego części składowych. Przebiłem się przez całość z (u)śmiechem na ustach, wyśmienicie się bawiąc. Bardzo dużo humoru, kilka poważniejszych scenek dla smaczku, wiele postaci… Nie jest to może serial oryginalny, ale po komedii ciężko się spodziewać, by twórcy wymyślali koło od nowa – szczególnie jeśli część dowcipów pochodzi z wyśmiewania się z klisz. Serdecznie polecam każdemu fanowi space oper, komedii, anime – i dobrych seriali.</text:p>
      <text:p text:style-name="P2"/>
      <text:p text:style-name="P2">Dodam, że nie jest to opinia osamotniona. Średnia 7,93/10 na MyAnimeList może nie jest zbyt imponująca, ale fakt, że amerykański autor sci-fi na tyle polubił ten serial, że napisał do antologii opowiadań w uniwersum „Honor Harrington” opowiadanie bardzo mocno nawiązujące do „Nieodpowiedzialnego Kapitana Tylora” – już tak.</text:p>
      <text:p text:style-name="P1"/>
      <text:p text:style-name="P1"><text:a xlink:type="simple" xlink:href="https://i.imgur.com/VrrxGtM.jpg" text:style-name="Internet_20_link" text:visited-style-name="Visited_20_Internet_20_Link"><text:span text:style-name="T1">https://i.imgur.com/VrrxGtM.jpg</text:span></text:a> – header</text:p>
      <text:p text:style-name="P1"><text:a xlink:type="simple" xlink:href="https://showprobe.files.wordpress.com/2015/08/capty.jpg" text:style-name="Internet_20_link" text:visited-style-name="Visited_20_Internet_20_Link"><text:span text:style-name="T1">https://showprobe.files.wordpress.com/2015/08/capty.jpg</text:span></text:a> <text:s/></text:p>
      <text:p text:style-name="P1"><text:a xlink:type="simple" xlink:href="http://www.nozomientertainment.com/wp-content/uploads/2015/04/Irresponsible-Captain-Tylor-TV-Screenshot-01.jpg" text:style-name="Internet_20_link" text:visited-style-name="Visited_20_Internet_20_Link"><text:span text:style-name="T1">http://www.nozomientertainment.com/wp-content/uploads/2015/04/Irresponsible-Captain-Tylor-TV-Screenshot-01.jpg</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cm" fo:margin-bottom="0cm" loext:contextual-spacing="true" fo:line-height="115%"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10-16T21:20:24.268000000</dc:date>
    <meta:editing-duration>P4DT2H24M39S</meta:editing-duration>
    <meta:editing-cycles>1</meta:editing-cycles>
    <meta:document-statistic meta:table-count="0" meta:image-count="0" meta:object-count="0" meta:page-count="2" meta:paragraph-count="13" meta:word-count="848" meta:character-count="5897" meta:non-whitespace-character-count="5041"/>
  </office:meta>
</office:document-meta>
</file>